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084c" officeooo:paragraph-rsid="000f084c"/>
    </style:style>
    <style:style style:name="P2" style:family="paragraph" style:parent-style-name="Standard">
      <style:text-properties officeooo:rsid="000f379b" officeooo:paragraph-rsid="000f37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3.1 :</text:p>
      <text:p text:style-name="P1"/>
      <text:p text:style-name="P1">Variable n en Entier </text:p>
      <text:p text:style-name="P1">Début </text:p>
      <text:p text:style-name="P1">Ecrire « entrez un nombre : »</text:p>
      <text:p text:style-name="P1">Lire n</text:p>
      <text:p text:style-name="P1">Si n &gt; 0 Alors</text:p>
      <text:p text:style-name="P1">Ecrire « ce nombre est positif »</text:p>
      <text:p text:style-name="P1">Sinon</text:p>
      <text:p text:style-name="P1">Ecrire « ce nombre est négatif »</text:p>
      <text:p text:style-name="P1">Finsi</text:p>
      <text:p text:style-name="P1">Fin</text:p>
      <text:p text:style-name="P1"/>
      <text:p text:style-name="P1">Exercice 3.2 :</text:p>
      <text:p text:style-name="P1"/>
      <text:p text:style-name="P1">Variables m, n en Entier </text:p>
      <text:p text:style-name="P1">Début </text:p>
      <text:p text:style-name="P1">Ecrire « entrez deux nombres »</text:p>
      <text:p text:style-name="P1">Lire m, n </text:p>
      <text:p text:style-name="P1">Si ( m &gt; 0 et n &gt; 0 ) ou ( m &lt; 0 et n &lt; 0 ) alors</text:p>
      <text:p text:style-name="P1">Ecrire « leur produit est positif »</text:p>
      <text:p text:style-name="P1">Sinon</text:p>
      <text:p text:style-name="P1">Ecrire « leur produit est négatif »</text:p>
      <text:p text:style-name="P1">Finsi</text:p>
      <text:p text:style-name="P1">Fin </text:p>
      <text:p text:style-name="P1"/>
      <text:p text:style-name="P1">Exercice 3.3 :</text:p>
      <text:p text:style-name="P1"/>
      <text:p text:style-name="P1">Variables a, b, c en Caractère </text:p>
      <text:p text:style-name="P1">Début </text:p>
      <text:p text:style-name="P1">Ecrire « entrez successivement trois noms : »</text:p>
      <text:p text:style-name="P1">Lire a, b, c</text:p>
      <text:p text:style-name="P1">Si a &lt; b et b &lt; c alors</text:p>
      <text:p text:style-name="P1">Ecrire « ces noms sont classés alphabétiquement »</text:p>
      <text:p text:style-name="P1">Sinon</text:p>
      <text:p text:style-name="P1">Ecrire « ces noms ne sont pas classés »</text:p>
      <text:p text:style-name="P1">Finsi</text:p>
      <text:p text:style-name="P1">Fin</text:p>
      <text:p text:style-name="P1"/>
      <text:p text:style-name="P1">Exercice 3.4 :</text:p>
      <text:p text:style-name="P1"/>
      <text:p text:style-name="P2">Variable n en Entier </text:p>
      <text:p text:style-name="P2">Début </text:p>
      <text:p text:style-name="P2">Ecrire « entre un nombre : »</text:p>
      <text:p text:style-name="P2">Lire n</text:p>
      <text:p text:style-name="P2">Si n &lt; 0 alors</text:p>
      <text:p text:style-name="P2">Ecrire « ce nombre est négatif »</text:p>
      <text:p text:style-name="P2">SinonSi n = 0 alors</text:p>
      <text:p text:style-name="P2">Ecrire « ce nombre est nul »</text:p>
      <text:p text:style-name="P2">Sinon</text:p>
      <text:p text:style-name="P2">Ecrire « ce nombre est positif »</text:p>
      <text:p text:style-name="P2">Finsi</text:p>
      <text:p text:style-name="P2"><text:soft-page-break/>Fin</text:p>
      <text:p text:style-name="P2"/>
      <text:p text:style-name="P2">Exercice 3.5 :</text:p>
      <text:p text:style-name="P2"/>
      <text:p text:style-name="P2">Variables m, n en Entier</text:p>
      <text:p text:style-name="P2">Début </text:p>
      <text:p text:style-name="P2">Ecrire « entrez deux nombres : »</text:p>
      <text:p text:style-name="P2">Lire m, n </text:p>
      <text:p text:style-name="P2">Si m = 0 ou n = 0 alors </text:p>
      <text:p text:style-name="P2">Ecrire « le produit est nul »</text:p>
      <text:p text:style-name="P2">SinonSi (m &lt; 0 et n &lt; 0 ) ou (m &gt; 0 et n &gt; 0) alors</text:p>
      <text:p text:style-name="P2">Ecrire « le produit est positif »</text:p>
      <text:p text:style-name="P2">Sinon </text:p>
      <text:p text:style-name="P2">Ecrire « le produit est négatif »</text:p>
      <text:p text:style-name="P2">Finsi</text:p>
      <text:p text:style-name="P2">Fin</text:p>
      <text:p text:style-name="P2"/>
      <text:p text:style-name="P2">Exercice 3.6 :</text:p>
      <text:p text:style-name="P2"/>
      <text:p text:style-name="P2">Variable age en Entier </text:p>
      <text:p text:style-name="P2">Début </text:p>
      <text:p text:style-name="P2">Ecrire « entrez l’âge de l’enfant »</text:p>
      <text:p text:style-name="P2">Lire age</text:p>
      <text:p text:style-name="P2">Si age &gt;=12 alors </text:p>
      <text:p text:style-name="P2">Ecrire « catégorie Cadet »</text:p>
      <text:p text:style-name="P2">SinonSi age &gt;=10 alors </text:p>
      <text:p text:style-name="P2">Ecrire « catégorie Minime »</text:p>
      <text:p text:style-name="P2">SinonSi age &gt;= 8 alors<text:line-break/>Ecrie « catégorie Pupille »</text:p>
      <text:p text:style-name="P2">SinonSi age &gt;=6 alors </text:p>
      <text:p text:style-name="P2">Ecrire « catégorie poussin »</text:p>
      <text:p text:style-name="P2">Finsi</text:p>
      <text:p text:style-name="P2">Fi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09:18:54.179969305</meta:creation-date>
    <meta:generator>LibreOffice/7.3.7.2$Linux_X86_64 LibreOffice_project/30$Build-2</meta:generator>
    <dc:date>2023-03-22T10:01:29.166445624</dc:date>
    <meta:editing-duration>PT10M36S</meta:editing-duration>
    <meta:editing-cycles>1</meta:editing-cycles>
    <meta:document-statistic meta:table-count="0" meta:image-count="0" meta:object-count="0" meta:page-count="2" meta:paragraph-count="73" meta:word-count="323" meta:character-count="1388" meta:non-whitespace-character-count="1119"/>
  </office:meta>
</office:document-meta>
</file>